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ubik" svg:font-family="Rubik, sans-serif"/>
    <style:font-face style:name="FreeSans2" svg:font-family="FreeSans" style:font-family-generic="swiss"/>
    <style:font-face style:name="FreeSans" svg:font-family="FreeSan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112d5a" officeooo:paragraph-rsid="00112d5a"/>
    </style:style>
    <style:style style:name="P2" style:family="paragraph" style:parent-style-name="Standard">
      <style:text-properties officeooo:paragraph-rsid="00112d5a"/>
    </style:style>
    <style:style style:name="P3" style:family="paragraph" style:parent-style-name="Standard" style:master-page-name="First_20_Page">
      <style:paragraph-properties style:page-number="auto"/>
      <style:text-properties officeooo:rsid="00112d5a" officeooo:paragraph-rsid="00112d5a"/>
    </style:style>
    <style:style style:name="P4"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22222" style:font-name="Rubik" fo:font-size="13.5pt" fo:letter-spacing="normal" fo:font-style="normal" fo:font-weight="normal" loext:padding="0cm" loext:border="none"/>
    </style:style>
    <style:style style:name="P5"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22222" style:font-name="Rubik" fo:letter-spacing="normal" fo:font-style="normal" fo:font-weight="normal"/>
    </style:style>
    <style:style style:name="P6"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22222" fo:letter-spacing="normal"/>
    </style:style>
    <style:style style:name="P7"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22222" fo:letter-spacing="normal" officeooo:rsid="0014bbd2" officeooo:paragraph-rsid="0014bbd2"/>
    </style:style>
    <style:style style:name="P8" style:family="paragraph" style:parent-style-name="Text_20_body">
      <style:paragraph-properties fo:margin-left="0cm" fo:margin-right="0cm" fo:margin-top="0cm" fo:margin-bottom="0cm" loext:contextual-spacing="false" fo:line-height="150%" fo:orphans="2" fo:widows="2" fo:text-indent="0cm" style:auto-text-indent="false" fo:padding="0cm" fo:border="none"/>
    </style:style>
    <style:style style:name="P9"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style>
    <style:style style:name="P10"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officeooo:paragraph-rsid="00112d5a"/>
    </style:style>
    <style:style style:name="P11"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officeooo:paragraph-rsid="00130cc6"/>
    </style:style>
    <style:style style:name="P12"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officeooo:paragraph-rsid="0013eb4b"/>
    </style:style>
    <style:style style:name="P13"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style>
    <style:style style:name="P14"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officeooo:rsid="00112d5a" officeooo:paragraph-rsid="00112d5a"/>
    </style:style>
    <style:style style:name="P15"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text-properties officeooo:rsid="00130cc6" officeooo:paragraph-rsid="00130cc6"/>
    </style:style>
    <style:style style:name="P16" style:family="paragraph" style:parent-style-name="Text_20_body" style:list-style-name="L1">
      <style:paragraph-properties fo:margin-top="0cm" fo:margin-bottom="0cm" loext:contextual-spacing="false" fo:line-height="150%" fo:orphans="2" fo:widows="2" fo:padding="0cm" fo:border="none"/>
    </style:style>
    <style:style style:name="P17" style:family="paragraph" style:parent-style-name="Heading_20_2">
      <style:text-properties fo:font-variant="normal" fo:text-transform="none" fo:color="#222222" style:font-name="Rubik" fo:font-size="13.5pt" fo:letter-spacing="normal" fo:font-style="normal" fo:font-weight="bold" officeooo:paragraph-rsid="00112d5a" loext:padding="0cm" loext:border="none"/>
    </style:style>
    <style:style style:name="P18" style:family="paragraph" style:parent-style-name="Heading_20_3">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222222" style:font-name="Rubik" fo:font-size="13.5pt" fo:letter-spacing="normal" fo:font-style="normal" fo:font-weight="bold" loext:padding="0cm" loext:border="none"/>
    </style:style>
    <style:style style:name="T1" style:family="text">
      <style:text-properties officeooo:rsid="00112d5a"/>
    </style:style>
    <style:style style:name="T2" style:family="text">
      <style:text-properties fo:font-variant="normal" fo:text-transform="none" fo:color="#222222" style:font-name="Rubik" fo:font-size="13.5pt" fo:letter-spacing="normal" fo:font-style="normal" fo:font-weight="normal" loext:padding="0cm" loext:border="none"/>
    </style:style>
    <style:style style:name="T3" style:family="text">
      <style:text-properties fo:font-variant="normal" fo:text-transform="none" fo:color="#222222" style:font-name="Rubik" fo:font-size="13.5pt" fo:letter-spacing="normal" fo:font-style="normal" fo:font-weight="normal" officeooo:rsid="00112d5a" loext:padding="0cm" loext:border="none"/>
    </style:style>
    <style:style style:name="T4" style:family="text">
      <style:text-properties fo:font-variant="normal" fo:text-transform="none" fo:color="#222222" style:font-name="Rubik" fo:font-size="13.5pt" fo:letter-spacing="normal" fo:font-style="normal" fo:font-weight="normal" officeooo:rsid="00130cc6" loext:padding="0cm" loext:border="none"/>
    </style:style>
    <style:style style:name="T5" style:family="text">
      <style:text-properties fo:font-variant="normal" fo:text-transform="none" fo:color="#222222" style:font-name="Rubik" fo:font-size="13.5pt" fo:letter-spacing="normal" fo:font-style="normal" fo:font-weight="normal" officeooo:rsid="0013eb4b" loext:padding="0cm" loext:border="none"/>
    </style:style>
    <style:style style:name="T6" style:family="text">
      <style:text-properties fo:font-variant="normal" fo:text-transform="none" fo:color="#222222" style:font-name="Rubik" fo:font-size="13.5pt" fo:letter-spacing="normal" fo:font-style="normal" fo:font-weight="normal" officeooo:rsid="0014bbd2" loext:padding="0cm" loext:border="none"/>
    </style:style>
    <style:style style:name="T7" style:family="text">
      <style:text-properties fo:font-variant="normal" fo:text-transform="none" fo:color="#222222" style:font-name="Rubik" fo:font-size="13.5pt" fo:letter-spacing="normal" fo:font-style="normal" fo:font-weight="bold" loext:padding="0cm" loext:border="none"/>
    </style:style>
    <style:style style:name="T8" style:family="text">
      <style:text-properties fo:font-variant="normal" fo:text-transform="none" fo:color="#222222" style:font-name="Rubik" fo:font-size="13.5pt" fo:letter-spacing="normal" fo:font-style="normal" fo:font-weight="bold" officeooo:rsid="00112d5a" loext:padding="0cm" loext:border="none"/>
    </style:style>
    <style:style style:name="T9" style:family="text">
      <style:text-properties fo:font-variant="normal" fo:text-transform="none" fo:color="#222222" style:font-name="Rubik" fo:letter-spacing="normal" fo:font-style="normal" fo:font-weight="normal"/>
    </style:style>
    <style:style style:name="T10" style:family="text">
      <style:text-properties fo:font-variant="normal" fo:text-transform="none" fo:color="#222222" style:font-name="Rubik" fo:letter-spacing="normal" fo:font-style="normal" fo:font-weight="normal" officeooo:rsid="0013eb4b"/>
    </style:style>
    <style:style style:name="T11" style:family="text">
      <style:text-properties fo:font-variant="normal" fo:text-transform="none" fo:color="#222222" style:font-name="Rubik" fo:letter-spacing="normal" fo:font-style="normal" fo:font-weight="bold"/>
    </style:style>
    <style:style style:name="T12" style:family="text">
      <style:text-properties fo:font-variant="normal" fo:text-transform="none" fo:color="#222222" style:font-name="Rubik" fo:letter-spacing="normal" fo:font-style="normal" fo:font-weight="bold" officeooo:rsid="0013eb4b"/>
    </style:style>
    <style:style style:name="T13" style:family="text">
      <style:text-properties fo:font-variant="normal" fo:text-transform="none" fo:color="#a76fba" style:font-name="Rubik" fo:font-size="13.5pt" fo:letter-spacing="normal" fo:font-style="normal" style:text-underline-style="solid" style:text-underline-width="auto" style:text-underline-color="font-color" fo:font-weight="bold" fo:background-color="transparent" loext:char-shading-value="0" loext:padding="0cm" loext:border="none"/>
    </style:style>
    <style:style style:name="T14" style:family="text">
      <style:text-properties fo:font-weight="normal"/>
    </style:style>
    <style:style style:name="T15" style:family="text">
      <style:text-properties fo:font-weight="normal" officeooo:rsid="00112d5a"/>
    </style:style>
    <style:style style:name="T16" style:family="text">
      <style:text-properties fo:font-weight="normal" officeooo:rsid="0013eb4b"/>
    </style:style>
    <style:style style:name="T17" style:family="text">
      <style:text-properties style:font-name="Rubik" fo:font-style="normal" fo:font-weight="normal"/>
    </style:style>
    <style:style style:name="T18" style:family="text">
      <style:text-properties fo:font-size="13.5pt" fo:font-weight="normal" loext:padding="0cm" loext:border="none"/>
    </style:style>
    <style:style style:name="T19" style:family="text">
      <style:text-properties officeooo:rsid="00130cc6"/>
    </style:style>
    <text:list-style style:name="L1">
      <text:list-level-style-bullet text:level="1" text:style-name="Bullet_20_Symbols"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 text:c="56"/><text:span text:style-name="T19">SYNOPSIS</text:span></text:p>
      <text:p text:style-name="P1">PROJECT ON RASPBERRY PI 3 </text:p>
      <text:p text:style-name="P1">Project Name-THE PARENT DETECTOR</text:p>
      <text:p text:style-name="P1">Coding Used- PYTHON</text:p>
      <text:p text:style-name="P1"/>
      <text:p text:style-name="P1">INTRODUCTION-</text:p>
      <text:p text:style-name="P2"><text:span text:style-name="T1"><text:s text:c="4"/>To make a parent detetctor that uses a motion sensor to trigger video recording via the Raspberry pi camera module.</text:span></text:p>
      <text:h text:style-name="P17" text:outline-level="2"><text:bookmark text:name="what-you-will-need"/><text:span text:style-name="T14">W</text:span><text:span text:style-name="T15">HAT WILL </text:span><text:span text:style-name="T16">WE</text:span><text:span text:style-name="T15"> NEED-</text:span></text:h>
      <text:p text:style-name="P4">As well as your Raspberry Pi and all its standard peripherals, you’ll need:</text:p>
      <text:h text:style-name="P18" text:outline-level="3"><text:bookmark text:name="hardware"/>Hardware</text:h>
      <text:list xml:id="list1065977584649649826" text:style-name="L1">
        <text:list-item>
          <text:p text:style-name="P13"><text:span text:style-name="T2">Raspberry Pi Camera Module</text:span></text:p>
        </text:list-item>
        <text:list-item>
          <text:p text:style-name="P16"><text:span text:style-name="T2">PIR motion sensor module</text:span></text:p>
        </text:list-item>
        <text:list-item>
          <text:p text:style-name="P16"><text:span text:style-name="T2">3 or more female-to-female jumper wires</text:span></text:p>
        </text:list-item>
      </text:list>
      <text:h text:style-name="P18" text:outline-level="3"><text:bookmark text:name="extras"/>Extras</text:h>
      <text:list xml:id="list1401744896778545047" text:style-name="L2">
        <text:list-header>
          <text:p text:style-name="P12"><text:span text:style-name="T2">Camera Board 360 Gooseneck Mount or equivale</text:span><text:bookmark text:name="about-pir-motion-sensors"/><text:span text:style-name="T5">nt</text:span></text:p>
          <text:p text:style-name="P12"><text:span text:style-name="T2">A</text:span><text:span text:style-name="T5">BOUT THE PIR MOTION SENSOR-</text:span></text:p>
        </text:list-header>
      </text:list>
      <text:p text:style-name="P8"><text:span text:style-name="T9">In this project, we are going to be using </text:span><text:span text:style-name="T10">A p</text:span><text:span text:style-name="T9">assive </text:span><text:span text:style-name="T10">i</text:span><text:span text:style-name="T9">nfra</text:span><text:span text:style-name="Strong_20_Emphasis"><text:span text:style-name="T12">r</text:span></text:span><text:span text:style-name="T9">ed (PIR) motion sensor. </text:span><text:span text:style-name="T10">We</text:span><text:span text:style-name="T9"> have probably seen these before, as they are often used in burglar alarm systems.If the temperature of an object or organism is above absolute zero (that’s −273.15°C!), it emits infrared radiation.Infrared wavelengths are not visible to the human eye, but they can be detected by the electronics inside a PIR sensor.</text:span></text:p>
      <text:p text:style-name="P5">The sensor is regarded as passive because it doesn’t send out any signal in order to detect movement. It works by adjusting itself to the infrared signature of the room it’s in and then watching for changes. Any object moving through the room will <text:soft-page-break/>disturb the infrared signature, and the PIR module detects this disturbance.</text:p>
      <text:p text:style-name="P6"><text:span text:style-name="T17">We don’t need to worry about the inner workings of the motion sensor. What we’re interested in are its three pins, which can be used to connect it to the Raspberry Pi.</text:span></text:p>
      <text:p text:style-name="P7"><text:span text:style-name="T17">WHAT ISIDLE?</text:span></text:p>
      <text:list xml:id="list95149612760557" text:continue-numbering="true" text:style-name="L2">
        <text:list-header>
          <text:p text:style-name="P9"><text:span text:style-name="T6">I</text:span><text:span text:style-name="T2">DLE is Python’s </text:span><text:span text:style-name="Strong_20_Emphasis"><text:span text:style-name="T7">I</text:span></text:span><text:span text:style-name="T2">ntegrated </text:span><text:span text:style-name="Strong_20_Emphasis"><text:span text:style-name="T7">D</text:span></text:span><text:span text:style-name="T2">eve</text:span><text:span text:style-name="Strong_20_Emphasis"><text:span text:style-name="T7">l</text:span></text:span><text:span text:style-name="T2">opment </text:span><text:span text:style-name="Strong_20_Emphasis"><text:span text:style-name="T7">E</text:span></text:span><text:span text:style-name="T2">nvironment, which </text:span><text:span text:style-name="T6">we</text:span><text:span text:style-name="T2"> can use to write and run code.</text:span></text:p>
          <text:p text:style-name="P14"><text:span text:style-name="T6">PROCEDURE</text:span><text:span text:style-name="T2">-</text:span></text:p>
        </text:list-header>
        <text:list-item>
          <text:p text:style-name="P10"><text:span text:style-name="T4">Connect the PIR sensor:</text:span><text:span text:style-name="T3">In this project, we are going to be using a </text:span><text:span text:style-name="Strong_20_Emphasis"><text:span text:style-name="T8">p</text:span></text:span><text:span text:style-name="T3">assive </text:span><text:span text:style-name="Strong_20_Emphasis"><text:span text:style-name="T8">i</text:span></text:span><text:span text:style-name="T3">nfra</text:span><text:span text:style-name="Strong_20_Emphasis"><text:span text:style-name="T8">r</text:span></text:span><text:span text:style-name="T3">ed (PIR) motion sensor.</text:span></text:p>
        </text:list-item>
        <text:list-item>
          <text:p text:style-name="P15"><text:span text:style-name="T3">C</text:span><text:span text:style-name="T2">onnect the camera.</text:span></text:p>
        </text:list-item>
        <text:list-item>
          <text:p text:style-name="P11"><text:span text:style-name="T4">Test the PIR sensor:</text:span><text:span text:style-name="T2">We’re going to write some code to print out “Motion detected!” when the PIR sensor detects movement.</text:span></text:p>
        </text:list-item>
        <text:list-item>
          <text:p text:style-name="P15"><text:span text:style-name="T2">Set up the camera preview.</text:span></text:p>
        </text:list-item>
        <text:list-item>
          <text:p text:style-name="P11"><text:span text:style-name="T4">Record video to a file:</text:span><text:span text:style-name="T2">Seeing the intruder on the screen in a camera preview while they are in the room isn’t much help to you. Instead, let’s record a video of the intruder which you can view later on when you get home.</text:span></text:p>
        </text:list-item>
        <text:list-item>
          <text:p text:style-name="P11"><text:span text:style-name="T4">Play video:When </text:span><text:span text:style-name="T6">we</text:span><text:span text:style-name="T4"> return to our room </text:span><text:span text:style-name="T6">we</text:span><text:span text:style-name="T4"> can play any videos created by our parent detector using the OMXPlayer software.</text:span></text:p>
          <text:p text:style-name="P11"><text:span text:style-name="T4"/></text:p>
          <text:p text:style-name="P11"><text:span text:style-name="T4">SPECIAL ADVANTAGE-We could disable the red LED on the camera board.The camera preview might give away to our intruders that they have been spotted.</text:span><text:line-break/><text:span text:style-name="T19">Setup has been completed and good to go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ubik" svg:font-family="Rubik, sans-serif"/>
    <style:font-face style:name="FreeSans2" svg:font-family="FreeSans" style:font-family-generic="swiss"/>
    <style:font-face style:name="FreeSans" svg:font-family="FreeSans"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FreeSans" fo:font-family="FreeSans" style:font-style-name="Bold" style:font-pitch="variable" fo:font-size="15pt" fo:font-style="italic"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FreeSans" fo:font-family="FreeSans" style:font-style-name="Bold" style:font-pitch="variable" fo:font-size="15pt" fo:font-weight="normal"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writing-mode="pag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09:15:03.365825362</meta:creation-date>
    <dc:date>2018-07-02T09:50:24.709157747</dc:date>
    <meta:editing-duration>PT3M44S</meta:editing-duration>
    <meta:editing-cycles>2</meta:editing-cycles>
    <meta:generator>LibreOffice/5.2.7.2$Linux_ARM_EABI LibreOffice_project/528e71104c3fcc3637004cef595401b05295414c</meta:generator>
    <meta:document-statistic meta:table-count="0" meta:image-count="0" meta:object-count="0" meta:page-count="2" meta:paragraph-count="29" meta:word-count="409" meta:character-count="2363" meta:non-whitespace-character-count="1936"/>
  </office:meta>
</office:document-meta>
</file>